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  <style:style style:family="table-column" style:name="defaultCol6">
      <style:table-column-properties style:column-width="20.0mm"/>
    </style:style>
    <style:style style:family="table-column" style:name="defaultCol7">
      <style:table-column-properties style:column-width="20.0mm"/>
    </style:style>
    <style:style style:family="table-column" style:name="defaultCol8">
      <style:table-column-properties style:column-width="20.0mm"/>
    </style:style>
    <style:style style:family="table-column" style:name="defaultCol9">
      <style:table-column-properties style:column-width="20.0mm"/>
    </style:style>
    <style:style style:family="table-column" style:name="defaultCol10">
      <style:table-column-properties style:column-width="20.0mm"/>
    </style:style>
    <style:style style:family="table-column" style:name="defaultCol11">
      <style:table-column-properties style:column-width="20.0mm"/>
    </style:style>
    <style:style style:family="table-column" style:name="defaultCol12">
      <style:table-column-properties style:column-width="20.0mm"/>
    </style:style>
    <style:style style:family="table-column" style:name="defaultCol13">
      <style:table-column-properties style:column-width="20.0mm"/>
    </style:style>
    <style:style style:family="table-column" style:name="defaultCol14">
      <style:table-column-properties style:column-width="20.0mm"/>
    </style:style>
    <style:style style:family="table-column" style:name="defaultCol15">
      <style:table-column-properties style:column-width="20.0mm"/>
    </style:style>
    <style:style style:family="table-column" style:name="defaultCol16">
      <style:table-column-properties style:column-width="20.0mm"/>
    </style:style>
    <style:style style:family="table-column" style:name="defaultCol17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20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53324">
            <text:p>153 324</text:p>
          </table:table-cell>
          <table:table-cell office:value-type="float" office:value="153324">
            <text:p>153 324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53324">
            <text:p>153 324</text:p>
          </table:table-cell>
          <table:table-cell office:value-type="float" office:value="153324">
            <text:p>153 324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4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7" table:default-cell-style-name="Default"/>
        <table:table-column table:style-name="defaultCol7" table:default-cell-style-name="Default"/>
        <table:table-column table:style-name="defaultCol7" table:default-cell-style-name="Default"/>
        <table:table-column table:style-name="defaultCol7" table:default-cell-style-name="Default"/>
        <table:table-column table:style-name="defaultCol7" table:default-cell-style-name="Default"/>
        <table:table-column table:style-name="defaultCol7" table:default-cell-style-name="Default"/>
        <table:table-column table:style-name="defaultCol7" table:default-cell-style-name="Default"/>
        <table:table-column table:style-name="defaultCol7" table:default-cell-style-name="Default"/>
        <table:table-column table:style-name="defaultCol7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8" table:default-cell-style-name="Default"/>
        <table:table-column table:style-name="defaultCol8" table:default-cell-style-name="Default"/>
        <table:table-column table:style-name="defaultCol8" table:default-cell-style-name="Default"/>
        <table:table-column table:style-name="defaultCol8" table:default-cell-style-name="Default"/>
        <table:table-column table:style-name="defaultCol8" table:default-cell-style-name="Default"/>
        <table:table-column table:style-name="defaultCol8" table:default-cell-style-name="Default"/>
        <table:table-column table:style-name="defaultCol8" table:default-cell-style-name="Default"/>
        <table:table-column table:style-name="defaultCol8" table:default-cell-style-name="Default"/>
        <table:table-column table:style-name="defaultCol8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10" table:default-cell-style-name="Default"/>
        <table:table-column table:style-name="defaultCol10" table:default-cell-style-name="Default"/>
        <table:table-column table:style-name="defaultCol10" table:default-cell-style-name="Default"/>
        <table:table-column table:style-name="defaultCol10" table:default-cell-style-name="Default"/>
        <table:table-column table:style-name="defaultCol10" table:default-cell-style-name="Default"/>
        <table:table-column table:style-name="defaultCol10" table:default-cell-style-name="Default"/>
        <table:table-column table:style-name="defaultCol10" table:default-cell-style-name="Default"/>
        <table:table-column table:style-name="defaultCol10" table:default-cell-style-name="Default"/>
        <table:table-column table:style-name="defaultCol1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11" table:default-cell-style-name="Default"/>
        <table:table-column table:style-name="defaultCol11" table:default-cell-style-name="Default"/>
        <table:table-column table:style-name="defaultCol11" table:default-cell-style-name="Default"/>
        <table:table-column table:style-name="defaultCol11" table:default-cell-style-name="Default"/>
        <table:table-column table:style-name="defaultCol11" table:default-cell-style-name="Default"/>
        <table:table-column table:style-name="defaultCol11" table:default-cell-style-name="Default"/>
        <table:table-column table:style-name="defaultCol11" table:default-cell-style-name="Default"/>
        <table:table-column table:style-name="defaultCol11" table:default-cell-style-name="Default"/>
        <table:table-column table:style-name="defaultCol1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12" table:default-cell-style-name="Default"/>
        <table:table-column table:style-name="defaultCol12" table:default-cell-style-name="Default"/>
        <table:table-column table:style-name="defaultCol12" table:default-cell-style-name="Default"/>
        <table:table-column table:style-name="defaultCol12" table:default-cell-style-name="Default"/>
        <table:table-column table:style-name="defaultCol12" table:default-cell-style-name="Default"/>
        <table:table-column table:style-name="defaultCol12" table:default-cell-style-name="Default"/>
        <table:table-column table:style-name="defaultCol12" table:default-cell-style-name="Default"/>
        <table:table-column table:style-name="defaultCol12" table:default-cell-style-name="Default"/>
        <table:table-column table:style-name="defaultCol12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13" table:default-cell-style-name="Default"/>
        <table:table-column table:style-name="defaultCol13" table:default-cell-style-name="Default"/>
        <table:table-column table:style-name="defaultCol13" table:default-cell-style-name="Default"/>
        <table:table-column table:style-name="defaultCol13" table:default-cell-style-name="Default"/>
        <table:table-column table:style-name="defaultCol13" table:default-cell-style-name="Default"/>
        <table:table-column table:style-name="defaultCol13" table:default-cell-style-name="Default"/>
        <table:table-column table:style-name="defaultCol13" table:default-cell-style-name="Default"/>
        <table:table-column table:style-name="defaultCol13" table:default-cell-style-name="Default"/>
        <table:table-column table:style-name="defaultCol13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14" table:default-cell-style-name="Default"/>
        <table:table-column table:style-name="defaultCol14" table:default-cell-style-name="Default"/>
        <table:table-column table:style-name="defaultCol14" table:default-cell-style-name="Default"/>
        <table:table-column table:style-name="defaultCol14" table:default-cell-style-name="Default"/>
        <table:table-column table:style-name="defaultCol14" table:default-cell-style-name="Default"/>
        <table:table-column table:style-name="defaultCol14" table:default-cell-style-name="Default"/>
        <table:table-column table:style-name="defaultCol14" table:default-cell-style-name="Default"/>
        <table:table-column table:style-name="defaultCol14" table:default-cell-style-name="Default"/>
        <table:table-column table:style-name="defaultCol14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8">
        <table:table-column table:default-cell-style-name="Default"/>
        <table:table-column table:style-name="defaultCol15" table:default-cell-style-name="Default"/>
        <table:table-column table:style-name="defaultCol15" table:default-cell-style-name="Default"/>
        <table:table-column table:style-name="defaultCol15" table:default-cell-style-name="Default"/>
        <table:table-column table:style-name="defaultCol15" table:default-cell-style-name="Default"/>
        <table:table-column table:style-name="defaultCol15" table:default-cell-style-name="Default"/>
        <table:table-column table:style-name="defaultCol15" table:default-cell-style-name="Default"/>
        <table:table-column table:style-name="defaultCol15" table:default-cell-style-name="Default"/>
        <table:table-column table:style-name="defaultCol15" table:default-cell-style-name="Default"/>
        <table:table-column table:style-name="defaultCol15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8">
        <table:table-column table:default-cell-style-name="Default"/>
        <table:table-column table:style-name="defaultCol16" table:default-cell-style-name="Default"/>
        <table:table-column table:style-name="defaultCol16" table:default-cell-style-name="Default"/>
        <table:table-column table:style-name="defaultCol16" table:default-cell-style-name="Default"/>
        <table:table-column table:style-name="defaultCol16" table:default-cell-style-name="Default"/>
        <table:table-column table:style-name="defaultCol16" table:default-cell-style-name="Default"/>
        <table:table-column table:style-name="defaultCol16" table:default-cell-style-name="Default"/>
        <table:table-column table:style-name="defaultCol16" table:default-cell-style-name="Default"/>
        <table:table-column table:style-name="defaultCol16" table:default-cell-style-name="Default"/>
        <table:table-column table:style-name="defaultCol16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8">
        <table:table-column table:default-cell-style-name="Default"/>
        <table:table-column table:style-name="defaultCol17" table:default-cell-style-name="Default"/>
        <table:table-column table:style-name="defaultCol17" table:default-cell-style-name="Default"/>
        <table:table-column table:style-name="defaultCol17" table:default-cell-style-name="Default"/>
        <table:table-column table:style-name="defaultCol17" table:default-cell-style-name="Default"/>
        <table:table-column table:style-name="defaultCol17" table:default-cell-style-name="Default"/>
        <table:table-column table:style-name="defaultCol17" table:default-cell-style-name="Default"/>
        <table:table-column table:style-name="defaultCol17" table:default-cell-style-name="Default"/>
        <table:table-column table:style-name="defaultCol17" table:default-cell-style-name="Default"/>
        <table:table-column table:style-name="defaultCol17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